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nasHotDeploymentTool.getClass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onasHotDeploymentTool.setDavidhost( final String i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HotDeploymentTool.setJonasroot( final File i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HotDeploymentTool.validateAttributes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JonasHotDeploymentTool.isActionVal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onasHotDeploymentTool.setDavidport( final int i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HotDeploymentTool.setOrb( final String i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